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9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66.05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119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83pt"/>
    </style:style>
    <style:style style:name="co9" style:family="table-column">
      <style:table-column-properties fo:break-before="auto" style:column-width="111pt"/>
    </style:style>
    <style:style style:name="co10" style:family="table-column">
      <style:table-column-properties fo:break-before="auto" style:column-width="230.06pt"/>
    </style:style>
    <style:style style:name="co11" style:family="table-column">
      <style:table-column-properties fo:break-before="auto" style:column-width="115.74pt"/>
    </style:style>
    <style:style style:name="co12" style:family="table-column">
      <style:table-column-properties fo:break-before="auto" style:column-width="117.69pt"/>
    </style:style>
    <style:style style:name="co13" style:family="table-column">
      <style:table-column-properties fo:break-before="auto" style:column-width="111.46pt"/>
    </style:style>
    <style:style style:name="co14" style:family="table-column">
      <style:table-column-properties fo:break-before="auto" style:column-width="144.26pt"/>
    </style:style>
    <style:style style:name="co15" style:family="table-column">
      <style:table-column-properties fo:break-before="auto" style:column-width="143.26pt"/>
    </style:style>
    <style:style style:name="co16" style:family="table-column">
      <style:table-column-properties fo:break-before="auto" style:column-width="127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pt"/>
      <style:map style:condition="cell-content-is-not-between([$Conversions.$C$2],[$Conversions.$C$3])" style:apply-style-name="Bad" style:base-cell-address="Conversions.C9"/>
    </style:style>
    <style:style style:name="ce18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 fo:margin-left="0pt"/>
      <style:map style:condition="cell-content-is-not-between([$Conversions.$C$2],[$Conversions.$C$3])" style:apply-style-name="Bad" style:base-cell-address="Conversions.C9"/>
    </style:style>
    <style:style style:name="ce19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pt"/>
      <style:map style:condition="cell-content-is-not-between([$Conversions.$D$2],[$Conversions.$D$3])" style:apply-style-name="Bad" style:base-cell-address="Conversions.D9"/>
    </style:style>
    <style:style style:name="ce21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pt"/>
      <style:map style:condition="cell-content-is-not-between([$Conversions.$E$2],[$Conversions.$E$3])" style:apply-style-name="Bad" style:base-cell-address="Conversions.E9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map style:condition="cell-content-is-not-between([$Conversions.$F$2],[$Conversions.$F$3])" style:apply-style-name="Bad" style:base-cell-address="Conversions.F9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map style:condition="cell-content-is-not-between([$Conversions.$G$2],[$Conversions.$G$3])" style:apply-style-name="Bad" style:base-cell-address="Conversions.G9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ucida Sans Unicode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012" table:default-cell-style-name="ce3"/>
        <table:table-row table:style-name="ro1">
          <table:table-cell table:style-name="ce1" office:value-type="string" calcext:value-type="string">
            <text:p>Critical Varribles</text:p>
          </table:table-cell>
          <table:table-cell table:style-name="ce1" office:value-type="string" calcext:value-type="string">
            <text:p>Value</text:p>
          </table:table-cell>
          <table:table-cell table:number-columns-repeated="2"/>
          <table:table-cell table:style-name="ce6" office:value-type="string" calcext:value-type="string" table:number-columns-spanned="5" table:number-rows-spanned="1">
            <text:p>Cycles Needed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Number of People 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Exponential</text:p>
          </table:table-cell>
          <table:table-cell table:style-name="ce1" office:value-type="string" calcext:value-type="string">
            <text:p>Multiplications</text:p>
          </table:table-cell>
          <table:table-cell table:style-name="ce1" office:value-type="string" calcext:value-type="string">
            <text:p>Divisions</text:p>
          </table:table-cell>
          <table:table-cell table:style-name="ce1" office:value-type="string" calcext:value-type="string">
            <text:p>Additions</text:p>
          </table:table-cell>
          <table:table-cell table:style-name="ce1" office:value-type="string" calcext:value-type="string">
            <text:p>Index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umber of Feature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teg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verage SV Size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Floating</text:p>
          </table:table-cell>
          <table:table-cell table:formula="of:=[.E3]*20" office:value-type="float" office:value="400" calcext:value-type="float">
            <text:p>400</text:p>
          </table:table-cell>
          <table:table-cell table:formula="of:=[.F3]*20" office:value-type="float" office:value="20" calcext:value-type="float">
            <text:p>20</text:p>
          </table:table-cell>
          <table:table-cell table:formula="of:=[.G3]*20" office:value-type="float" office:value="360" calcext:value-type="float">
            <text:p>360</text:p>
          </table:table-cell>
          <table:table-cell table:formula="of:=[.H3]*20" office:value-type="float" office:value="20" calcext:value-type="float">
            <text:p>20</text:p>
          </table:table-cell>
          <table:table-cell table:formula="of:=[.I3]*20" office:value-type="float" office:value="40" calcext:value-type="float">
            <text:p>40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SampleRate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5" table:number-rows-spanned="1">
            <text:p>Total Number of Operations to Complete Task</text:p>
          </table:table-cell>
          <table:covered-table-cell table:number-columns-repeated="4"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Filter Order</text:p>
          </table:table-cell>
          <table:table-cell table:style-name="ce1" office:value-type="string" calcext:value-type="string">
            <text:p>Exponential</text:p>
          </table:table-cell>
          <table:table-cell table:style-name="ce1" office:value-type="string" calcext:value-type="string">
            <text:p>Multiplications</text:p>
          </table:table-cell>
          <table:table-cell table:style-name="ce1" office:value-type="string" calcext:value-type="string">
            <text:p>Divisions</text:p>
          </table:table-cell>
          <table:table-cell table:style-name="ce1" office:value-type="string" calcext:value-type="string">
            <text:p>Additions</text:p>
          </table:table-cell>
          <table:table-cell table:style-name="ce1" office:value-type="string" calcext:value-type="string">
            <text:p>Indexing</text:p>
          </table:table-cell>
          <table:table-cell table:style-name="ce1" office:value-type="string" calcext:value-type="string">
            <text:p>Cycles/Sec</text:p>
          </table:table-cell>
          <table:table-cell table:style-name="ce1" office:value-type="string" calcext:value-type="string">
            <text:p>Cycles Required</text:p>
          </table:table-cell>
          <table:table-cell table:style-name="ce1" office:value-type="string" calcext:value-type="string">
            <text:p>Total Time to Complete (from Start)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N/A</text:p>
          </table:table-cell>
          <table:table-cell table:style-name="ce5" table:number-columns-repeated="4"/>
          <table:table-cell table:style-name="ce5" table:formula="of:=3*[.B5]" office:value-type="float" office:value="30000" calcext:value-type="float">
            <text:p>30000</text:p>
          </table:table-cell>
          <table:table-cell table:style-name="ce5" table:number-columns-repeated="2"/>
          <table:table-cell table:formula="of:=[.K9]/[.J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P Filter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5" table:formula="of:=[.D10]*[.B5]" office:value-type="float" office:value="450000" calcext:value-type="float">
            <text:p>450000</text:p>
          </table:table-cell>
          <table:table-cell table:style-name="ce5"/>
          <table:table-cell table:style-name="ce5" table:formula="of:=[.D10]*[.B5]" office:value-type="float" office:value="450000" calcext:value-type="float">
            <text:p>450000</text:p>
          </table:table-cell>
          <table:table-cell table:style-name="ce5" table:formula="of:=3*[.D10]*[.B5]" office:value-type="float" office:value="1350000" calcext:value-type="float">
            <text:p>1350000</text:p>
          </table:table-cell>
          <table:table-cell table:style-name="ce5" table:number-columns-repeated="2"/>
          <table:table-cell table:formula="of:=[.L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C Blocker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 table:formula="of:=[.D11]*[.B5]" office:value-type="float" office:value="10000" calcext:value-type="float">
            <text:p>10000</text:p>
          </table:table-cell>
          <table:table-cell table:style-name="ce5"/>
          <table:table-cell table:style-name="ce5" table:formula="of:=3*[.B5]" office:value-type="float" office:value="30000" calcext:value-type="float">
            <text:p>30000</text:p>
          </table:table-cell>
          <table:table-cell table:style-name="ce5" table:formula="of:=6*[.B5]" office:value-type="float" office:value="60000" calcext:value-type="float">
            <text:p>60000</text:p>
          </table:table-cell>
          <table:table-cell table:style-name="ce5" table:number-columns-repeated="2"/>
          <table:table-cell table:formula="of:=[.L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tch</text:p>
          </table:table-cell>
          <table:table-cell/>
          <table:table-cell table:style-name="ce5" table:number-columns-repeated="7"/>
          <table:table-cell table:formula="of:=[.K12]/[.J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avelet</text:p>
          </table:table-cell>
          <table:table-cell/>
          <table:table-cell table:style-name="ce5" table:number-columns-repeated="7"/>
          <table:table-cell table:formula="of:=[.K13]/[.J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verging</text:p>
          </table:table-cell>
          <table:table-cell/>
          <table:table-cell table:style-name="ce5" table:number-columns-repeated="7"/>
          <table:table-cell table:formula="of:=[.K14]/[.J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avelet Decomposition</text:p>
          </table:table-cell>
          <table:table-cell table:style-name="ce5" table:number-columns-repeated="6"/>
          <table:table-cell table:number-columns-repeated="2"/>
          <table:table-cell table:formula="of:=[.K15]/[.J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-Peak</text:p>
          </table:table-cell>
          <table:table-cell table:style-name="ce5" table:number-columns-repeated="6"/>
          <table:table-cell table:number-columns-repeated="2"/>
          <table:table-cell table:formula="of:=[.K16]/[.J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ctioning</text:p>
          </table:table-cell>
          <table:table-cell table:style-name="ce5" table:number-columns-repeated="6"/>
          <table:table-cell table:number-columns-repeated="2"/>
          <table:table-cell table:formula="of:=[.K17]/[.J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-Peak</text:p>
          </table:table-cell>
          <table:table-cell table:style-name="ce5" table:number-columns-repeated="6"/>
          <table:table-cell table:number-columns-repeated="2"/>
          <table:table-cell table:formula="of:=[.K18]/[.J1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Q-Peak</text:p>
          </table:table-cell>
          <table:table-cell table:style-name="ce5" table:number-columns-repeated="6"/>
          <table:table-cell table:number-columns-repeated="2"/>
          <table:table-cell table:formula="of:=[.K19]/[.J1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-Peak</text:p>
          </table:table-cell>
          <table:table-cell/>
          <table:table-cell table:style-name="ce5" table:number-columns-repeated="5"/>
          <table:table-cell table:number-columns-repeated="2"/>
          <table:table-cell table:formula="of:=[.K20]/[.J2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-Peak</text:p>
          </table:table-cell>
          <table:table-cell/>
          <table:table-cell table:style-name="ce5" table:number-columns-repeated="5"/>
          <table:table-cell table:number-columns-repeated="2"/>
          <table:table-cell table:formula="of:=[.K21]/[.J2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eature Calc</text:p>
          </table:table-cell>
          <table:table-cell/>
          <table:table-cell table:style-name="ce5" table:number-columns-repeated="5"/>
          <table:table-cell table:number-columns-repeated="2"/>
          <table:table-cell table:formula="of:=[.K22]/[.J2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eature Norm</text:p>
          </table:table-cell>
          <table:table-cell/>
          <table:table-cell table:style-name="ce5" table:number-columns-repeated="5"/>
          <table:table-cell table:number-columns-repeated="2"/>
          <table:table-cell table:formula="of:=[.K23]/[.J2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est Classifiers</text:p>
          </table:table-cell>
          <table:table-cell/>
          <table:table-cell table:style-name="ce5"/>
          <table:table-cell table:style-name="ce5" table:formula="of:=[.B2]*[.B4]*([.B3]+[.B3]^2+[.B3])" office:value-type="float" office:value="23490000" calcext:value-type="float">
            <text:p>23490000</text:p>
          </table:table-cell>
          <table:table-cell table:style-name="ce5"/>
          <table:table-cell table:style-name="ce5" table:formula="of:=[.B2]*[.B4]*([.B3]+[.B4]*[.B3])" office:value-type="float" office:value="486810000" calcext:value-type="float">
            <text:p>486810000</text:p>
          </table:table-cell>
          <table:table-cell table:style-name="ce5" table:formula="of:=5+[.B4]+[.B4]*[.B3]*[.B2]" office:value-type="float" office:value="810605" calcext:value-type="float">
            <text:p>810605</text:p>
          </table:table-cell>
          <table:table-cell table:number-columns-repeated="2"/>
          <table:table-cell table:formula="of:=[.K24]/[.J2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ycles</text:p>
          </table:table-cell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ger</text:p>
          </table:table-cell>
          <table:table-cell table:formula="of:=SUM([.F29:.I29])" office:value-type="float" office:value="511921210" calcext:value-type="float">
            <text:p>511921210</text:p>
          </table:table-cell>
          <table:table-cell table:formula="of:=[.D29]/40000000" office:value-type="float" office:value="12.79803025" calcext:value-type="float">
            <text:p>12.79803025</text:p>
          </table:table-cell>
          <table:table-cell table:formula="of:=[.F24]*[.F3]" office:value-type="float" office:value="23490000" calcext:value-type="float">
            <text:p>23490000</text:p>
          </table:table-cell>
          <table:table-cell table:formula="of:=[.G24]*[.G3]" office:value-type="float" office:value="0" calcext:value-type="float">
            <text:p>0</text:p>
          </table:table-cell>
          <table:table-cell table:formula="of:=[.H24]*[.H3]" office:value-type="float" office:value="486810000" calcext:value-type="float">
            <text:p>486810000</text:p>
          </table:table-cell>
          <table:table-cell table:formula="of:=[.I24]*[.I3]" office:value-type="float" office:value="1621210" calcext:value-type="float">
            <text:p>16212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loating</text:p>
          </table:table-cell>
          <table:table-cell table:formula="of:=SUM([.F30:.I30])" office:value-type="float" office:value="10238424200" calcext:value-type="float">
            <text:p>10238424200</text:p>
          </table:table-cell>
          <table:table-cell table:formula="of:=[.D30]/40000000" office:value-type="float" office:value="255.960605" calcext:value-type="float">
            <text:p>255.960605</text:p>
          </table:table-cell>
          <table:table-cell table:formula="of:=[.F24]*[.F4]" office:value-type="float" office:value="469800000" calcext:value-type="float">
            <text:p>469800000</text:p>
          </table:table-cell>
          <table:table-cell table:formula="of:=[.G24]*[.G4]" office:value-type="float" office:value="0" calcext:value-type="float">
            <text:p>0</text:p>
          </table:table-cell>
          <table:table-cell table:formula="of:=[.H24]*[.H4]" office:value-type="float" office:value="9736200000" calcext:value-type="float">
            <text:p>9736200000</text:p>
          </table:table-cell>
          <table:table-cell table:formula="of:=[.I24]*[.I4]" office:value-type="float" office:value="32424200" calcext:value-type="float">
            <text:p>32424200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sions" table:style-name="ta2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2"/>
        <table:table-column table:style-name="co6" table:number-columns-repeated="1017" table:default-cell-style-name="ce12"/>
        <table:table-row table:style-name="ro2">
          <table:table-cell table:style-name="Default"/>
          <table:table-cell table:style-name="ce13" office:value-type="string" calcext:value-type="string">
            <text:p>Limits</text:p>
          </table:table-cell>
          <table:table-cell table:style-name="ce13" office:value-type="string" calcext:value-type="string">
            <text:p>Analog Voltage [V]</text:p>
          </table:table-cell>
          <table:table-cell table:style-name="ce13" office:value-type="string" calcext:value-type="string">
            <text:p>10bit Signed Fractional</text:p>
          </table:table-cell>
          <table:table-cell table:style-name="ce13" office:value-type="string" calcext:value-type="string">
            <text:p>16bit Signed Fractional</text:p>
          </table:table-cell>
          <table:table-cell table:style-name="ce13" office:value-type="string" calcext:value-type="string">
            <text:p>10bit Signed Integer</text:p>
          </table:table-cell>
          <table:table-cell table:style-name="ce13" office:value-type="string" calcext:value-type="string">
            <text:p>16bit Signed Integer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13" office:value-type="string" calcext:value-type="string">
            <text:p><text:span text:style-name="T1">Min (decimal)</text:span></text:p>
          </table:table-cell>
          <table:table-cell table:style-name="ce16" office:value-type="float" office:value="0" calcext:value-type="float">
            <text:p>0.00</text:p>
          </table:table-cell>
          <table:table-cell table:style-name="ce19" office:value-type="float" office:value="-1" calcext:value-type="float">
            <text:p>-1.000</text:p>
          </table:table-cell>
          <table:table-cell table:style-name="ce21" office:value-type="float" office:value="-1" calcext:value-type="float">
            <text:p>-1.00000</text:p>
          </table:table-cell>
          <table:table-cell table:style-name="ce13" office:value-type="float" office:value="-512" calcext:value-type="float">
            <text:p>-512</text:p>
          </table:table-cell>
          <table:table-cell table:style-name="ce13" office:value-type="float" office:value="-32768" calcext:value-type="float">
            <text:p>-32768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13" office:value-type="string" calcext:value-type="string">
            <text:p><text:span text:style-name="T1">Max (decimal)</text:span></text:p>
          </table:table-cell>
          <table:table-cell table:style-name="ce16" office:value-type="float" office:value="3" calcext:value-type="float">
            <text:p>3.00</text:p>
          </table:table-cell>
          <table:table-cell table:style-name="ce19" office:value-type="float" office:value="0.998" calcext:value-type="float">
            <text:p>0.998</text:p>
          </table:table-cell>
          <table:table-cell table:style-name="ce21" office:value-type="float" office:value="0.99997" calcext:value-type="float">
            <text:p>0.99997</text:p>
          </table:table-cell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32767" calcext:value-type="float">
            <text:p>32767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13" office:value-type="string" calcext:value-type="string">
            <text:p><text:span text:style-name="T1">Precision (decimal)</text:span>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string" calcext:value-type="string">
            <text:p>0.002</text:p>
          </table:table-cell>
          <table:table-cell table:style-name="ce13" office:value-type="string" calcext:value-type="string">
            <text:p>0.0000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9" table:number-columns-repeated="6"/>
          <table:table-cell/>
          <table:table-cell table:style-name="ce9" table:number-columns-repeated="1015"/>
        </table:table-row>
        <table:table-row table:style-name="ro2">
          <table:table-cell table:style-name="ce9" table:number-columns-repeated="7"/>
          <table:table-cell table:number-columns-repeated="2"/>
          <table:table-cell table:style-name="ce9" table:number-columns-repeated="1015"/>
        </table:table-row>
        <table:table-row table:style-name="ro2">
          <table:table-cell table:style-name="ce9" table:number-columns-repeated="8"/>
          <table:table-cell/>
          <table:table-cell table:style-name="ce9" table:number-columns-repeated="1015"/>
        </table:table-row>
        <table:table-row table:style-name="ro2">
          <table:table-cell table:style-name="ce10" office:value-type="string" calcext:value-type="string">
            <text:p>Converter</text:p>
          </table:table-cell>
          <table:table-cell table:style-name="ce10" office:value-type="string" calcext:value-type="string">
            <text:p>Test Value</text:p>
          </table:table-cell>
          <table:table-cell table:style-name="ce10" office:value-type="string" calcext:value-type="string">
            <text:p>Analog</text:p>
          </table:table-cell>
          <table:table-cell table:style-name="ce10" office:value-type="string" calcext:value-type="string">
            <text:p>10bit Fractional</text:p>
          </table:table-cell>
          <table:table-cell table:style-name="ce10" office:value-type="string" calcext:value-type="string">
            <text:p>16bit Fractional</text:p>
          </table:table-cell>
          <table:table-cell table:style-name="ce10" office:value-type="string" calcext:value-type="string">
            <text:p>10bit Integer</text:p>
          </table:table-cell>
          <table:table-cell table:style-name="ce10" office:value-type="string" calcext:value-type="string">
            <text:p>16bit Integer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10" office:value-type="string" calcext:value-type="string">
            <text:p>Analog</text:p>
          </table:table-cell>
          <table:table-cell table:style-name="ce14" office:value-type="float" office:value="1.8" calcext:value-type="float">
            <text:p>1.8</text:p>
          </table:table-cell>
          <table:table-cell table:style-name="ce17" table:formula="of:=[.B9]" office:value-type="float" office:value="1.8" calcext:value-type="float">
            <text:p>1.800</text:p>
          </table:table-cell>
          <table:table-cell table:style-name="ce20" table:formula="of:=ROUND(2*[.B9]/([.C3]-[.C2])-1;3)" office:value-type="float" office:value="0.2" calcext:value-type="float">
            <text:p>0.200</text:p>
          </table:table-cell>
          <table:table-cell table:style-name="ce22" table:formula="of:=ROUND(2*[.B9]/([.C3]-[.C2])-1;5)" office:value-type="float" office:value="0.2" calcext:value-type="float">
            <text:p>0.20000</text:p>
          </table:table-cell>
          <table:table-cell table:style-name="ce24" table:formula="of:=ROUND((2*[.B9]/([.C3]-[.C2])-1)*[.F3];0)" office:value-type="float" office:value="102" calcext:value-type="float">
            <text:p>102</text:p>
          </table:table-cell>
          <table:table-cell table:style-name="ce25" table:formula="of:=[.F9]" office:value-type="float" office:value="102" calcext:value-type="float">
            <text:p>102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10bit Fractional</text:p>
          </table:table-cell>
          <table:table-cell table:style-name="ce15" office:value-type="float" office:value="0.333" calcext:value-type="float">
            <text:p>0.333</text:p>
          </table:table-cell>
          <table:table-cell table:style-name="ce17" table:formula="of:=([.D10]+1)*([.C3]-[.C2])/2" office:value-type="float" office:value="1.9995" calcext:value-type="float">
            <text:p>2.000</text:p>
          </table:table-cell>
          <table:table-cell table:style-name="ce20" table:formula="of:=[.B10]" office:value-type="float" office:value="0.333" calcext:value-type="float">
            <text:p>0.333</text:p>
          </table:table-cell>
          <table:table-cell table:style-name="ce22" table:formula="of:=[.B10]*2^-6" office:value-type="float" office:value="0.005203125" calcext:value-type="float">
            <text:p>0.00520</text:p>
          </table:table-cell>
          <table:table-cell table:style-name="ce24" table:formula="of:=FLOOR([.B10]/2^-9)" office:value-type="float" office:value="170" calcext:value-type="float">
            <text:p>170</text:p>
          </table:table-cell>
          <table:table-cell table:style-name="ce25" table:formula="of:=[.F10]" office:value-type="float" office:value="170" calcext:value-type="float">
            <text:p>170</text:p>
          </table:table-cell>
          <table:table-cell table:style-name="ce9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16bit Fractional</text:p>
          </table:table-cell>
          <table:table-cell table:style-name="ce14" office:value-type="float" office:value="0.0052" calcext:value-type="float">
            <text:p>0.0052</text:p>
          </table:table-cell>
          <table:table-cell table:style-name="ce17" table:formula="of:=([.D11]+1)*([.C3]-[.C2])/2" office:value-type="float" office:value="1.9992" calcext:value-type="float">
            <text:p>1.999</text:p>
          </table:table-cell>
          <table:table-cell table:style-name="ce20" table:formula="of:=[.B11]*2^6" office:value-type="float" office:value="0.3328" calcext:value-type="float">
            <text:p>0.333</text:p>
          </table:table-cell>
          <table:table-cell table:style-name="ce22" table:formula="of:=[.B11]" office:value-type="float" office:value="0.0052" calcext:value-type="float">
            <text:p>0.00520</text:p>
          </table:table-cell>
          <table:table-cell table:style-name="ce24" table:formula="of:=FLOOR([.B11]/2^-15)" office:value-type="float" office:value="170" calcext:value-type="float">
            <text:p>170</text:p>
          </table:table-cell>
          <table:table-cell table:style-name="ce25" table:formula="of:=[.F11]" office:value-type="float" office:value="170" calcext:value-type="float">
            <text:p>170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10" office:value-type="string" calcext:value-type="string">
            <text:p>10bit Integer</text:p>
          </table:table-cell>
          <table:table-cell table:style-name="ce14" office:value-type="float" office:value="511" calcext:value-type="float">
            <text:p>511</text:p>
          </table:table-cell>
          <table:table-cell table:style-name="ce17" table:formula="of:=([.D12]+1)*([.C3]-[.C2])/2" office:value-type="float" office:value="2.9970703125" calcext:value-type="float">
            <text:p>2.997</text:p>
          </table:table-cell>
          <table:table-cell table:style-name="ce20" table:formula="of:=[.B12]/2^9" office:value-type="float" office:value="0.998046875" calcext:value-type="float">
            <text:p>0.998</text:p>
          </table:table-cell>
          <table:table-cell table:style-name="ce22" table:formula="of:=[.B12]/2^15" office:value-type="float" office:value="0.015594482421875" calcext:value-type="float">
            <text:p>0.01559</text:p>
          </table:table-cell>
          <table:table-cell table:style-name="ce24" table:formula="of:=[.B12]" office:value-type="float" office:value="511" calcext:value-type="float">
            <text:p>511</text:p>
          </table:table-cell>
          <table:table-cell table:style-name="ce25" table:formula="of:=[.F12]" office:value-type="float" office:value="511" calcext:value-type="float">
            <text:p>511</text:p>
          </table:table-cell>
          <table:table-cell table:style-name="ce9" table:number-columns-repeated="2"/>
          <table:table-cell table:number-columns-repeated="1015"/>
        </table:table-row>
        <table:table-row table:style-name="ro4">
          <table:table-cell table:style-name="ce10" office:value-type="string" calcext:value-type="string">
            <text:p>16bit Integer</text:p>
          </table:table-cell>
          <table:table-cell table:style-name="ce14" office:value-type="float" office:value="2294" calcext:value-type="float">
            <text:p>2294</text:p>
          </table:table-cell>
          <table:table-cell table:style-name="ce18" table:formula="of:=([.E13]+1)*([.C3]-[.C2])/2" office:value-type="float" office:value="1.60501098632813" calcext:value-type="float">
            <text:p>1.605011</text:p>
          </table:table-cell>
          <table:table-cell table:style-name="ce20" table:formula="of:=[.B13]/2^9" office:value-type="float" office:value="4.48046875" calcext:value-type="float">
            <text:p>4.480</text:p>
          </table:table-cell>
          <table:table-cell table:style-name="ce22" table:formula="of:=[.B13]/2^15" office:value-type="float" office:value="0.07000732421875" calcext:value-type="float">
            <text:p>0.07001</text:p>
          </table:table-cell>
          <table:table-cell table:style-name="ce24" table:formula="of:=[.G13]" office:value-type="float" office:value="2294" calcext:value-type="float">
            <text:p>2294</text:p>
          </table:table-cell>
          <table:table-cell table:style-name="ce25" table:formula="of:=[.B13]" office:value-type="float" office:value="2294" calcext:value-type="float">
            <text:p>2294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versions.C9:Conversions.C13">
            <calcext:condition calcext:apply-style-name="Bad" calcext:value="not-between([$Conversions.$C$2],[$Conversions.$C$3])" calcext:base-cell-address="Conversions.C9"/>
          </calcext:conditional-format>
          <calcext:conditional-format calcext:target-range-address="Conversions.D9:Conversions.D13">
            <calcext:condition calcext:apply-style-name="Bad" calcext:value="not-between([$Conversions.$D$2],[$Conversions.$D$3])" calcext:base-cell-address="Conversions.D9"/>
          </calcext:conditional-format>
          <calcext:conditional-format calcext:target-range-address="Conversions.E9:Conversions.E13">
            <calcext:condition calcext:apply-style-name="Bad" calcext:value="not-between([$Conversions.$E$2],[$Conversions.$E$3])" calcext:base-cell-address="Conversions.E9"/>
          </calcext:conditional-format>
          <calcext:conditional-format calcext:target-range-address="Conversions.F9:Conversions.F13">
            <calcext:condition calcext:apply-style-name="Bad" calcext:value="not-between([$Conversions.$F$2],[$Conversions.$F$3])" calcext:base-cell-address="Conversions.F9"/>
          </calcext:conditional-format>
          <calcext:conditional-format calcext:target-range-address="Conversions.G9:Conversions.G13">
            <calcext:condition calcext:apply-style-name="Bad" calcext:value="not-between([$Conversions.$G$2],[$Conversions.$G$3])" calcext:base-cell-address="Conversions.G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16:10:24.381586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s</meta:initial-creator>
    <meta:creation-date>2018-05-08T12:31:07</meta:creation-date>
    <dc:date>2018-05-21T17:49:57.257783850</dc:date>
    <meta:generator>LibreOffice/6.0.1.1$Linux_X86_64 LibreOffice_project/00m0$Build-1</meta:generator>
    <meta:editing-duration>PT1H49M56S</meta:editing-duration>
    <meta:editing-cycles>4</meta:editing-cycles>
    <meta:document-statistic meta:table-count="2" meta:cell-count="168" meta:object-count="0"/>
    <meta:user-defined meta:name="AppVersion">16.0300</meta:user-defined>
    <meta:user-defined meta:name="Company">University of Windso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